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прос на получение ID трэка</text:p>
      <text:p text:style-name="Standard">http://radio.redoc.ru/api/TrackSource/NextTrack?userId=[GUID]&amp;lastTrackId=[GUID|-1]&amp;lastTrackMethod=[name]&amp;listedTillTheEnd=[false|true]</text:p>
      <text:p text:style-name="Standard"/>
      <text:p text:style-name="Standard">userId - ID пользователя</text:p>
      <text:p text:style-name="Standard">lastTrackId - ID трэка, который проигрывался</text:p>
      <text:p text:style-name="Standard">lastTrackMethod - Метод получения трэка</text:p>
      <text:p text:style-name="Standard">listedTillTheEnd - Был ли трэк доигран до конца</text:p>
      <text:p text:style-name="Standard"/>
      <text:p text:style-name="Standard">Ответ</text:p>
      <text:p text:style-name="Standard"/>
      <text:p text:style-name="Standard">&lt;NextTrackResponse&gt;&lt;Method&gt;[name]&lt;/Method&gt;&lt;TrackId&gt;[GUID]&lt;/TrackId&gt;&lt;/NextTrackResponse&gt;</text:p>
      <text:p text:style-name="Standard"/>
      <text:p text:style-name="Standard">Method - Метод получения трэка</text:p>
      <text:p text:style-name="Standard">TrackId - ID трэка</text:p>
      <text:p text:style-name="Standard"/>
      <text:p text:style-name="Standard">Пример первого запроса</text:p>
      <text:p text:style-name="Standard">http://radio.redoc.ru/api/TrackSource/NextTrack?userId=297f55b4-d42c-4e30-b9d7-a802e7b7eed9&amp;lastTrackId=-1&amp;lastTrackMethod=&amp;listedTillTheEnd=false</text:p>
      <text:p text:style-name="Standard">Пример ответа</text:p>
      <text:p text:style-name="Standard">&lt;NextTrackResponse&gt;&lt;Method&gt;новых&lt;/Method&gt;&lt;TrackId&gt;9e8b3970-cfaf-4f61-a8b6-bdd42402b362&lt;/TrackId&gt;&lt;/NextTrackResponse&gt;</text:p>
      <text:p text:style-name="Standard"/>
      <text:p text:style-name="Standard"/>
      <text:p text:style-name="Standard">Пример второго запроса</text:p>
      <text:p text:style-name="Standard">http://radio.redoc.ru/api/TrackSource/NextTrack?userId=297f55b4-d42c-4e30-b9d7-a802e7b7eed9&amp;lastTrackId=9e8b3970-cfaf-4f61-a8b6-bdd42402b362&amp;lastTrackMethod=новых&amp;listedTillTheEnd=true</text:p>
      <text:p text:style-name="Standard">Пример ответа</text:p>
      <text:p text:style-name="Standard">&lt;NextTrackResponse&gt;&lt;Method&gt;популярных&lt;/Method&gt;&lt;TrackId&gt;c62c8b67-885e-43f7-a1aa-9c26bc1c9968&lt;/TrackId&gt;&lt;/NextTrackResponse&gt;</text:p>
      <text:p text:style-name="Standard"/>
      <text:p text:style-name="Standard"/>
      <text:p text:style-name="P1"><text:span text:style-name="T2">З</text:span>апрос файла с ID</text:p>
      <text:p text:style-name="Standard">http://radio.redoc.ru/api/TrackSource/Play?trackId=[GUID]</text:p>
      <text:p text:style-name="Standard">TrackId - ID трэка</text:p>
      <text:p text:style-name="Standard"/>
      <text:p text:style-name="Standard">Пример</text:p>
      <text:p text:style-name="Standard">http://radio.redoc.ru/api/TrackSource/Play?trackId=41f60841-6f7b-4bad-996f-f439a5262a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лья Миронов</meta:initial-creator>
    <meta:creation-date>2016-09-08T16:08:46.49</meta:creation-date>
    <dc:date>2016-09-08T16:12:29.06</dc:date>
    <dc:creator>Илья Миронов</dc:creator>
    <meta:editing-duration>PT3M42S</meta:editing-duration>
    <meta:editing-cycles>2</meta:editing-cycles>
    <meta:generator>OpenOffice/4.1.1$Win32 OpenOffice.org_project/411m6$Build-9775</meta:generator>
    <dc:title>Описание взаимодействия с сервисом трэков</dc:title>
    <meta:document-statistic meta:table-count="0" meta:image-count="0" meta:object-count="0" meta:page-count="1" meta:paragraph-count="23" meta:word-count="65" meta:character-count="1280"/>
  </office:meta>
</office:document-meta>
</file>